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draw:textarea-vertical-align="middle"/>
    </style:style>
    <style:style style:name="gr2" style:family="graphic" style:parent-style-name="standard">
      <style:graphic-properties svg:stroke-width="0.01cm" draw:marker-start-width="0.135cm" draw:marker-end-width="0.135cm" draw:textarea-horizontal-align="justify" draw:textarea-vertical-align="middle" draw:auto-grow-height="false" fo:min-height="0.319cm" fo:min-width="0.526cm" fo:padding-top="0.09cm" fo:padding-bottom="0.09cm" fo:padding-left="0.215cm" fo:padding-right="0.21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6cm" fo:min-width="0.369cm"/>
    </style:style>
    <style:style style:name="gr6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015"/>
    </style:style>
  </office:automatic-styles>
  <office:body>
    <office:drawing>
      <draw:page draw:name="page1" draw:style-name="dp1" draw:master-page-name="Default">
        <draw:line draw:style-name="gr1" draw:text-style-name="P1" draw:layer="layout" svg:x1="7.605cm" svg:y1="1.233cm" svg:x2="8.905cm" svg:y2="1.233cm">
          <text:p/>
        </draw:line>
        <draw:custom-shape draw:style-name="gr2" draw:text-style-name="P1" xml:id="id1" draw:id="id1" draw:layer="layout" svg:width="1.352cm" svg:height="0.705cm" svg:x="0.856cm" svg:y="0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83cm" svg:height="0.47cm" svg:x="1.303cm" svg:y="1.0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2" draw:layer="layout" svg:x1="0.5cm" svg:y1="0.471cm" svg:x2="1.029cm" svg:y2="1cm">
          <text:p/>
        </draw:line>
        <draw:line draw:style-name="gr4" draw:text-style-name="P2" draw:layer="layout" svg:x1="0.501cm" svg:y1="2.014cm" svg:x2="1.03cm" svg:y2="1.485cm">
          <text:p/>
        </draw:line>
        <draw:custom-shape draw:style-name="gr2" draw:text-style-name="P1" draw:layer="layout" svg:width="1.352cm" svg:height="0.705cm" svg:x="10.00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37cm" svg:height="0.246cm" svg:x="10.498cm" svg:y="3.7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2" draw:layer="layout" svg:x1="9.651cm" svg:y1="3.086cm" svg:x2="10.18cm" svg:y2="3.615cm">
          <text:p/>
        </draw:line>
        <draw:line draw:style-name="gr4" draw:text-style-name="P2" draw:layer="layout" svg:x1="9.652cm" svg:y1="4.629cm" svg:x2="10.181cm" svg:y2="4.1cm">
          <text:p/>
        </draw:line>
        <draw:line draw:style-name="gr4" draw:text-style-name="P2" draw:layer="layout" svg:x1="11.71cm" svg:y1="3.072cm" svg:x2="11.181cm" svg:y2="3.601cm">
          <text:p/>
        </draw:line>
        <draw:line draw:style-name="gr4" draw:text-style-name="P2" draw:layer="layout" svg:x1="11.709cm" svg:y1="4.615cm" svg:x2="11.18cm" svg:y2="4.086cm">
          <text:p/>
        </draw:line>
        <draw:line draw:style-name="gr4" draw:text-style-name="P2" draw:layer="layout" svg:x1="4.073cm" svg:y1="1.163cm" svg:x2="6.087cm" svg:y2="1.163cm">
          <text:p/>
        </draw:line>
        <draw:line draw:style-name="gr4" draw:text-style-name="P2" draw:layer="layout" svg:x1="7.147cm" svg:y1="1.781cm" svg:x2="6.706cm" svg:y2="1.34cm">
          <text:p/>
        </draw:line>
        <draw:line draw:style-name="gr4" draw:text-style-name="P2" draw:layer="layout" svg:x1="7.159cm" svg:y1="0.623cm" svg:x2="6.718cm" svg:y2="1.064cm">
          <text:p/>
        </draw:line>
        <draw:custom-shape draw:style-name="gr5" draw:text-style-name="P1" draw:layer="layout" svg:width="1.227cm" svg:height="0.72cm" svg:x="5.855cm" svg:y="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0.526cm" svg:height="0.518cm" svg:x="4.795cm" svg:y="0.93cm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3" draw:text-style-name="P1" draw:layer="layout" svg:width="0.551cm" svg:height="0.47cm" svg:x="4.809cm" svg:y="0.97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1" xml:id="id2" draw:id="id2" draw:layer="layout" svg:width="1.227cm" svg:height="0.72cm" svg:x="3.061cm" svg:y="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51cm" svg:height="0.47cm" svg:x="3.456cm" svg:y="1.0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1" draw:layer="layout" svg:width="0.551cm" svg:height="0.495cm" svg:x="6.146cm" svg:y="0.98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4" draw:text-style-name="P2" draw:layer="layout" draw:type="curve" draw:line-skew="0.326cm" svg:x1="2.01cm" svg:y1="0.979cm" svg:x2="3.24cm" svg:y2="0.914cm" draw:start-shape="id1" draw:start-glue-point="11" draw:end-shape="id2" draw:end-glue-point="5" svg:d="M2010 979c0-523 1230-491 1230-65" svg:viewBox="0 0 1231 389">
          <text:p/>
        </draw:connector>
        <draw:connector draw:style-name="gr4" draw:text-style-name="P2" draw:layer="layout" draw:type="curve" draw:line-skew="-0.286cm" svg:x1="2.01cm" svg:y1="1.478cm" svg:x2="3.24cm" svg:y2="1.424cm" draw:start-shape="id1" draw:start-glue-point="9" draw:end-shape="id2" draw:end-glue-point="7" svg:d="M2010 1478c0 483 1230 510 1230-54" svg:viewBox="0 0 1231 421">
          <text:p/>
        </draw:connector>
        <draw:line draw:style-name="gr4" draw:text-style-name="P2" draw:layer="layout" svg:x1="9.139cm" svg:y1="0.413cm" svg:x2="9.668cm" svg:y2="0.942cm">
          <text:p/>
        </draw:line>
        <draw:line draw:style-name="gr4" draw:text-style-name="P2" draw:layer="layout" svg:x1="9.14cm" svg:y1="1.956cm" svg:x2="9.669cm" svg:y2="1.427cm">
          <text:p/>
        </draw:line>
        <draw:line draw:style-name="gr4" draw:text-style-name="P2" draw:layer="layout" svg:x1="10.512cm" svg:y1="1.161cm" svg:x2="12.526cm" svg:y2="1.161cm">
          <text:p/>
        </draw:line>
        <draw:line draw:style-name="gr4" draw:text-style-name="P2" draw:layer="layout" svg:x1="13.586cm" svg:y1="1.779cm" svg:x2="13.145cm" svg:y2="1.338cm">
          <text:p/>
        </draw:line>
        <draw:line draw:style-name="gr4" draw:text-style-name="P2" draw:layer="layout" svg:x1="13.598cm" svg:y1="0.621cm" svg:x2="13.157cm" svg:y2="1.062cm">
          <text:p/>
        </draw:line>
        <draw:custom-shape draw:style-name="gr5" draw:text-style-name="P1" draw:layer="layout" svg:width="1.227cm" svg:height="0.72cm" svg:x="12.294cm" svg:y="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" draw:layer="layout" svg:width="0.526cm" svg:height="0.518cm" svg:x="11.234cm" svg:y="0.928cm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3" draw:text-style-name="P1" draw:layer="layout" svg:width="0.551cm" svg:height="0.47cm" svg:x="11.248cm" svg:y="0.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551cm" svg:height="0.495cm" svg:x="12.585cm" svg:y="0.98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1" draw:layer="layout" svg:width="1.352cm" svg:height="0.705cm" svg:x="9.495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943cm" svg:y1="3.888cm" svg:x2="3.243cm" svg:y2="3.888cm">
          <text:p/>
        </draw:line>
        <draw:line draw:style-name="gr4" draw:text-style-name="P2" draw:layer="layout" svg:x1="3.373cm" svg:y1="3.157cm" svg:x2="3.902cm" svg:y2="3.686cm">
          <text:p/>
        </draw:line>
        <draw:line draw:style-name="gr4" draw:text-style-name="P2" draw:layer="layout" svg:x1="3.374cm" svg:y1="4.7cm" svg:x2="3.903cm" svg:y2="4.171cm">
          <text:p/>
        </draw:line>
        <draw:line draw:style-name="gr4" draw:text-style-name="P2" draw:layer="layout" svg:x1="4.746cm" svg:y1="3.905cm" svg:x2="5.992cm" svg:y2="3.905cm">
          <text:p/>
        </draw:line>
        <draw:line draw:style-name="gr4" draw:text-style-name="P2" draw:layer="layout" svg:x1="6.82cm" svg:y1="4.523cm" svg:x2="6.379cm" svg:y2="4.082cm">
          <text:p/>
        </draw:line>
        <draw:line draw:style-name="gr4" draw:text-style-name="P2" draw:layer="layout" svg:x1="6.832cm" svg:y1="3.365cm" svg:x2="6.391cm" svg:y2="3.806cm">
          <text:p/>
        </draw:line>
        <draw:custom-shape draw:style-name="gr5" draw:text-style-name="P1" draw:layer="layout" svg:width="1.227cm" svg:height="0.72cm" svg:x="5.528cm" svg:y="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51cm" svg:height="0.495cm" svg:x="5.819cm" svg:y="3.72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draw:layer="layout" svg:width="1.352cm" svg:height="0.705cm" svg:x="3.729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19cm" svg:y1="3.873cm" svg:x2="8.919cm" svg:y2="3.873cm">
          <text:p/>
        </draw:line>
        <draw:frame draw:style-name="gr3" draw:text-style-name="P1" draw:layer="layout" svg:width="0.683cm" svg:height="0.529cm" svg:x="7.882cm" svg:y="0.53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699cm" svg:height="0.529cm" svg:x="2.238cm" svg:y="3.13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683cm" svg:height="0.529cm" svg:x="8.001cm" svg:y="3.1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5T16:00:45.915666941</dc:date>
    <meta:editing-duration>PT1H39M12S</meta:editing-duration>
    <meta:editing-cycles>7</meta:editing-cycles>
    <meta:generator>LibreOffice/5.2.7.2$Linux_X86_64 LibreOffice_project/2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15/content.xml><?xml version="1.0" encoding="utf-8"?>
<math xmlns="http://www.w3.org/1998/Math/MathML" display="block">
  <semantics>
    <mi>U</mi>
    <annotation encoding="StarMath 5.0">U</annotation>
  </semantics>
</math>
</file>

<file path=Object 16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 mathvariant="normal">τ</mi>
    <annotation encoding="StarMath 5.0">%tau</annotation>
  </semantics>
</math>
</file>

<file path=Object 3/content.xml><?xml version="1.0" encoding="utf-8"?>
<math xmlns="http://www.w3.org/1998/Math/MathML" display="block">
  <semantics>
    <msup>
      <mi>N</mi>
      <mn>5</mn>
    </msup>
    <annotation encoding="StarMath 5.0">N^{ 5 }</annotation>
  </semantics>
</math>
</file>

<file path=Object 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5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6/content.xml><?xml version="1.0" encoding="utf-8"?>
<math xmlns="http://www.w3.org/1998/Math/MathML" display="block">
  <semantics>
    <msup>
      <mi>N</mi>
      <mn>4</mn>
    </msup>
    <annotation encoding="StarMath 5.0">N^{ 4 }</annotation>
  </semantics>
</math>
</file>

<file path=Object 7/content.xml><?xml version="1.0" encoding="utf-8"?>
<math xmlns="http://www.w3.org/1998/Math/MathML" display="block">
  <semantics>
    <msup>
      <mi>N</mi>
      <mn>5</mn>
    </msup>
    <annotation encoding="StarMath 5.0">N^{ 5 }</annotation>
  </semantics>
</math>
</file>